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  <style:text-properties style:font-name="Liberation Serif"/>
    </style:style>
    <style:style style:name="P5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el Schem</text:p>
      <text:p text:style-name="Standard">Data Structures</text:p>
      <text:p text:style-name="P2">Change Log</text:p>
      <text:p text:style-name="Standard"/>
      <text:p text:style-name="P5"><text:span text:style-name="T1">CategoryMap</text:span></text:p>
      <text:p text:style-name="Standard">The function contains in CategoryMap had a potential memory leak when getting the category for a word. <text:s/>If the code below is used instead there is no dynamic memory to need to delete after the function is done. <text:s/>This is also more efficient because it uses less steps.</text:p>
      <text:p text:style-name="Standard"></text:p>
      <text:p text:style-name="P1">char* CategoryMap::contains(char word[])</text:p>
      <text:p text:style-name="P1"><text:s text:c="8"/>{</text:p>
      <text:p text:style-name="P1"><text:s text:c="12"/>for (int i = 0; i &lt; size; i++)</text:p>
      <text:p text:style-name="P1"><text:s text:c="12"/>{</text:p>
      <text:p text:style-name="P1"><text:s text:c="16"/>if(strcmp(subCategories[i], word) == 0)</text:p>
      <text:p text:style-name="P1"><text:s text:c="16"/>{</text:p>
      <text:p text:style-name="P1"><text:s text:c="20"/>return categories[i];</text:p>
      <text:p text:style-name="P1"><text:s text:c="20"/>break;</text:p>
      <text:p text:style-name="P1"><text:s text:c="16"/>}</text:p>
      <text:p text:style-name="P1"><text:s text:c="12"/>}</text:p>
      <text:p text:style-name="Standard"><text:s text:c="12"/></text:p>
      <text:p text:style-name="Standard"></text:p>
      <text:p text:style-name="Standard"><text:s text:c="8"/>}</text:p>
      <text:p text:style-name="Standard"/>
      <text:p text:style-name="Standard">There is no deconstructor for this class, so the dynamic memory will not be cleared and this will cause a memory leak. <text:s/>To fix this I added a deconsructor as shown below.</text:p>
      <text:p text:style-name="Standard"/>
      <text:p text:style-name="P1">CategoryMap::~CategoryMap(){</text:p>
      <text:p text:style-name="P1"><text:s text:c="12"/>if(size &gt; 0){</text:p>
      <text:p text:style-name="P1"><text:s text:c="16"/>for(int i=0;i&lt;size;i++){</text:p>
      <text:p text:style-name="P1"><text:s text:c="21"/>delete subCategories[i];</text:p>
      <text:p text:style-name="P1"><text:s text:c="21"/>delete categories[i];</text:p>
      <text:p text:style-name="P1"><text:s text:c="16"/>}</text:p>
      <text:p text:style-name="P1"><text:s text:c="16"/>delete [] subCategories;</text:p>
      <text:p text:style-name="P1"><text:s text:c="16"/>delete [] categories;</text:p>
      <text:p text:style-name="P1"><text:s text:c="12"/>}</text:p>
      <text:p text:style-name="P1"><text:s text:c="8"/>}</text:p>
      <text:p text:style-name="P1"/>
      <text:p text:style-name="P4"><text:span text:style-name="T1">BookParser</text:span></text:p>
      <text:p text:style-name="P3">The file name is not deleted at the end of the program, this will be a memory small memory leak. <text:s/>It can be fixed by simply add the following code to the deconstructor.</text:p>
      <text:p text:style-name="P3"/>
      <text:p text:style-name="P1">delete [] fileName;</text:p>
      <text:p text:style-name="P1"/>
      <text:p text:style-name="P3">**After further investigation it does not seem that even creating a fileName char* is even needed. <text:s/>The file could actually be opened with the const char* passed in through the beginning of the program. <text:s/>The decleartion would have to change and the function to the below.</text:p>
      <text:p text:style-name="P3"/>
      <text:p text:style-name="P3">Decleration:</text:p>
      <text:p text:style-name="P1"><text:soft-page-break/>BookParser(const char*);</text:p>
      <text:p text:style-name="P3"/>
      <text:p text:style-name="P3">Function:</text:p>
      <text:p text:style-name="P1">BookParser::BookParser(const char* fName)</text:p>
      <text:p text:style-name="P1"><text:s text:c="8"/>{</text:p>
      <text:p text:style-name="P1"><text:s text:c="12"/>file.open(fName);</text:p>
      <text:p text:style-name="P1"><text:s text:c="12"/>if (!file.is_open())</text:p>
      <text:p text:style-name="P1"><text:s text:c="16"/>cerr &lt;&lt; "ERROR: <text:s/>Cannot open Book Parser File" &lt;&lt; endl;</text:p>
      <text:p text:style-name="P1"><text:s text:c="8"/>}</text:p>
      <text:p text:style-name="P1"/>
      <text:p text:style-name="P1">In addition, the char* filename could be omitted from the header file, becaues it is no longer used.</text:p>
      <text:p text:style-name="P1"/>
      <text:p text:style-name="P4">HelperFileParser</text:p>
      <text:p text:style-name="P3">The helperFile is never deleted at the end of the program. <text:s/>This will be a small memory leak. <text:s/>It can be fixed by simply adding the following code to the deconstructor.</text:p>
      <text:p text:style-name="P3"/>
      <text:p text:style-name="P1">delete [] helperFile;</text:p>
      <text:p text:style-name="P3"/>
      <text:p text:style-name="P3"/>
      <text:p text:style-name="P3"/>
      <text:p text:style-name="P4">Word</text:p>
      <text:p text:style-name="P3">In the function getWord, there is a char* temp created but never deleted. <text:s/>This could lead to a memory leak. <text:s/>The better way to do this would simply be to return the char* string as shown below, because this is deleted in the deconstructor.</text:p>
      <text:p text:style-name="P3"/>
      <text:p text:style-name="P1">char* Word::getWord()</text:p>
      <text:p text:style-name="P1"><text:s text:c="8"/>{</text:p>
      <text:p text:style-name="P1"><text:s text:c="12"/>return string;</text:p>
      <text:p text:style-name="P1"><text:s text:c="8"/>}</text:p>
      <text:p text:style-name="P1"/>
      <text:p text:style-name="P3"/>
      <text:p text:style-name="P3">In the function resizePageList, there is a char* temp created but goes out of scope and is not deleted. <text:s/>This can be fixed by adding the code below to the end of the function.</text:p>
      <text:p text:style-name="P3"/>
      <text:p text:style-name="P1">delete [] temp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2-10-03T20:06:34</meta:creation-date>
    <dc:date>2012-10-03T21:45:08</dc:date>
    <dc:creator>mike </dc:creator>
    <meta:editing-duration>PT1H36M10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55" meta:word-count="377" meta:character-count="2617" meta:non-whitespace-character-count="1873"/>
  </office:meta>
</office:document-meta>
</file>